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246.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5.36pt"/>
    </style:style>
    <style:style style:name="co5" style:family="table-column">
      <style:table-column-properties fo:break-before="auto" style:column-width="156.16pt"/>
    </style:style>
    <style:style style:name="co6" style:family="table-column">
      <style:table-column-properties fo:break-before="auto" style:column-width="89.01pt"/>
    </style:style>
    <style:style style:name="co7" style:family="table-column">
      <style:table-column-properties fo:break-before="auto" style:column-width="90.54pt"/>
    </style:style>
    <style:style style:name="co8" style:family="table-column">
      <style:table-column-properties fo:break-before="auto" style:column-width="97.51pt"/>
    </style:style>
    <style:style style:name="co9" style:family="table-column">
      <style:table-column-properties fo:break-before="auto" style:column-width="129.15pt"/>
    </style:style>
    <style:style style:name="co10" style:family="table-column">
      <style:table-column-properties fo:break-before="auto" style:column-width="100.6pt"/>
    </style:style>
    <style:style style:name="co11" style:family="table-column">
      <style:table-column-properties fo:break-before="auto" style:column-width="72pt"/>
    </style:style>
    <style:style style:name="co12" style:family="table-column">
      <style:table-column-properties fo:break-before="auto" style:column-width="55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fo:font-weight="bold" style:font-name-asian="Noto Sans CJK SC Regular" style:font-weight-asian="bold" style:font-name-complex="Lohit Devanagari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Noto Sans CJK SC Regular" style:font-name-complex="Lohit Devanagari"/>
    </style:style>
    <style:style style:name="ce24" style:family="table-cell" style:parent-style-name="Default">
      <style:table-cell-properties fo:background-color="#ed1c24"/>
      <style:text-properties fo:color="#000000"/>
    </style:style>
    <style:style style:name="ce25" style:family="table-cell" style:parent-style-name="Default">
      <style:table-cell-properties fo:background-color="#ed1c24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fff200"/>
    </style:style>
    <style:style style:name="ce20" style:family="table-cell" style:parent-style-name="Default">
      <style:table-cell-properties fo:background-color="#00aaa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eedup" table:style-name="ta1">
        <table:table-column table:style-name="co1" table:default-cell-style-name="ce7"/>
        <table:table-column table:style-name="co2" table:default-cell-style-name="ce1"/>
        <table:table-column table:style-name="co3" table:number-columns-repeated="4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row table:style-name="ro1">
          <table:table-cell table:style-name="Default" table:number-columns-repeated="2"/>
          <table:table-cell table:style-name="ce13" office:value-type="string" calcext:value-type="string">
            <text:p>SOFT</text:p>
          </table:table-cell>
          <table:table-cell table:style-name="ce13" office:value-type="string" calcext:value-type="string">
            <text:p>HARD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SOFT pulp</text:p>
          </table:table-cell>
          <table:table-cell table:style-name="ce13" office:value-type="string" calcext:value-type="string">
            <text:p>HARD w/ soft loop full unroll</text:p>
          </table:table-cell>
          <table:table-cell table:style-name="ce13" office:value-type="string" calcext:value-type="string">
            <text:p>HARD w/ soft loop unroll = 8</text:p>
          </table:table-cell>
          <table:table-cell table:style-name="ce1" office:value-type="string" calcext:value-type="string">
            <text:p>SPEEDUP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9">
            <text:p>FourQ</text:p>
          </table:table-cell>
          <table:table-cell office:value-type="string" calcext:value-type="string">
            <text:p>GF(p^2) squaring</text:p>
          </table:table-cell>
          <table:table-cell office:value-type="float" office:value="19365" calcext:value-type="float">
            <text:p>19365</text:p>
          </table:table-cell>
          <table:table-cell office:value-type="float" office:value="2596" calcext:value-type="float">
            <text:p>2596</text:p>
          </table:table-cell>
          <table:table-cell table:formula="of:=[.C2]/[.D2]" office:value-type="float" office:value="7.4595531587057" calcext:value-type="float">
            <text:p>7.4595531587057</text:p>
          </table:table-cell>
          <table:table-cell office:value-type="float" office:value="19725" calcext:value-type="float">
            <text:p>19725</text:p>
          </table:table-cell>
          <table:table-cell office:value-type="float" office:value="2620" calcext:value-type="float">
            <text:p>2620</text:p>
          </table:table-cell>
          <table:table-cell office:value-type="float" office:value="3188" calcext:value-type="float">
            <text:p>3188</text:p>
          </table:table-cell>
          <table:table-cell table:formula="of:=[.C2]/[.G2]" office:value-type="float" office:value="7.3912213740458" calcext:value-type="float">
            <text:p>7.3912213740458</text:p>
          </table:table-cell>
        </table:table-row>
        <table:table-row table:style-name="ro1">
          <table:covered-table-cell/>
          <table:table-cell office:value-type="string" calcext:value-type="string">
            <text:p>GF(p^2) multiplication</text:p>
          </table:table-cell>
          <table:table-cell office:value-type="float" office:value="29522" calcext:value-type="float">
            <text:p>29522</text:p>
          </table:table-cell>
          <table:table-cell office:value-type="float" office:value="3968" calcext:value-type="float">
            <text:p>3968</text:p>
          </table:table-cell>
          <table:table-cell table:formula="of:=[.C3]/[.D3]" office:value-type="float" office:value="7.44002016129032" calcext:value-type="float">
            <text:p>7.44002016129032</text:p>
          </table:table-cell>
          <table:table-cell office:value-type="float" office:value="30066" calcext:value-type="float">
            <text:p>30066</text:p>
          </table:table-cell>
          <table:table-cell office:value-type="float" office:value="3981" calcext:value-type="float">
            <text:p>3981</text:p>
          </table:table-cell>
          <table:table-cell office:value-type="float" office:value="4924" calcext:value-type="float">
            <text:p>4924</text:p>
          </table:table-cell>
          <table:table-cell table:formula="of:=[.C3]/[.G3]" office:value-type="float" office:value="7.41572469228837" calcext:value-type="float">
            <text:p>7.41572469228837</text:p>
          </table:table-cell>
        </table:table-row>
        <table:table-row table:style-name="ro1">
          <table:covered-table-cell/>
          <table:table-cell office:value-type="string" calcext:value-type="string">
            <text:p>GF(p^2) inversion</text:p>
          </table:table-cell>
          <table:table-cell office:value-type="float" office:value="1365080" calcext:value-type="float">
            <text:p>1365080</text:p>
          </table:table-cell>
          <table:table-cell office:value-type="float" office:value="123481" calcext:value-type="float">
            <text:p>123481</text:p>
          </table:table-cell>
          <table:table-cell table:formula="of:=[.C4]/[.D4]" office:value-type="float" office:value="11.0549801183988" calcext:value-type="float">
            <text:p>11.0549801183988</text:p>
          </table:table-cell>
          <table:table-cell office:value-type="float" office:value="1387750" calcext:value-type="float">
            <text:p>1387750</text:p>
          </table:table-cell>
          <table:table-cell office:value-type="float" office:value="152426" calcext:value-type="float">
            <text:p>152426</text:p>
          </table:table-cell>
          <table:table-cell office:value-type="float" office:value="153922" calcext:value-type="float">
            <text:p>153922</text:p>
          </table:table-cell>
          <table:table-cell table:formula="of:=[.C4]/[.G4]" office:value-type="float" office:value="8.95568997415139" calcext:value-type="float">
            <text:p>8.95568997415139</text:p>
          </table:table-cell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SchnorrQ's key generation</text:p>
          </table:table-cell>
          <table:table-cell office:value-type="float" office:value="13386140" calcext:value-type="float">
            <text:p>13386140</text:p>
          </table:table-cell>
          <table:table-cell office:value-type="float" office:value="2096088" calcext:value-type="float">
            <text:p>2096088</text:p>
          </table:table-cell>
          <table:table-cell table:formula="of:=[.C6]/[.D6]" office:value-type="float" office:value="6.38624905061238" calcext:value-type="float">
            <text:p>6.38624905061238</text:p>
          </table:table-cell>
          <table:table-cell office:value-type="float" office:value="13655212" calcext:value-type="float">
            <text:p>13655212</text:p>
          </table:table-cell>
          <table:table-cell office:value-type="float" office:value="2127213" calcext:value-type="float">
            <text:p>2127213</text:p>
          </table:table-cell>
          <table:table-cell office:value-type="float" office:value="2503698" calcext:value-type="float">
            <text:p>2503698</text:p>
          </table:table-cell>
          <table:table-cell table:formula="of:=[.C6]/[.G6]" office:value-type="float" office:value="6.29280659717668" calcext:value-type="float">
            <text:p>6.29280659717668</text:p>
          </table:table-cell>
        </table:table-row>
        <table:table-row table:style-name="ro1">
          <table:covered-table-cell/>
          <table:table-cell office:value-type="string" calcext:value-type="string">
            <text:p>SchnorrQ's signing</text:p>
          </table:table-cell>
          <table:table-cell office:value-type="float" office:value="14253297" calcext:value-type="float">
            <text:p>14253297</text:p>
          </table:table-cell>
          <table:table-cell office:value-type="float" office:value="3022906" calcext:value-type="float">
            <text:p>3022906</text:p>
          </table:table-cell>
          <table:table-cell table:formula="of:=[.C7]/[.D7]" office:value-type="float" office:value="4.71509765768436" calcext:value-type="float">
            <text:p>4.71509765768436</text:p>
          </table:table-cell>
          <table:table-cell office:value-type="float" office:value="14550101" calcext:value-type="float">
            <text:p>14550101</text:p>
          </table:table-cell>
          <table:table-cell office:value-type="float" office:value="3057252" calcext:value-type="float">
            <text:p>3057252</text:p>
          </table:table-cell>
          <table:table-cell office:value-type="float" office:value="3430516" calcext:value-type="float">
            <text:p>3430516</text:p>
          </table:table-cell>
          <table:table-cell table:formula="of:=[.C7]/[.G7]" office:value-type="float" office:value="4.66212696892503" calcext:value-type="float">
            <text:p>4.66212696892503</text:p>
          </table:table-cell>
        </table:table-row>
        <table:table-row table:style-name="ro1">
          <table:covered-table-cell/>
          <table:table-cell office:value-type="string" calcext:value-type="string">
            <text:p>SchnorrQ's verification</text:p>
          </table:table-cell>
          <table:table-cell office:value-type="float" office:value="40592170" calcext:value-type="float">
            <text:p>40592170</text:p>
          </table:table-cell>
          <table:table-cell office:value-type="float" office:value="5887672" calcext:value-type="float">
            <text:p>5887672</text:p>
          </table:table-cell>
          <table:table-cell table:formula="of:=[.C8]/[.D8]" office:value-type="float" office:value="6.89443467638822" calcext:value-type="float">
            <text:p>6.89443467638822</text:p>
          </table:table-cell>
          <table:table-cell office:value-type="float" office:value="41340579" calcext:value-type="float">
            <text:p>41340579</text:p>
          </table:table-cell>
          <table:table-cell office:value-type="float" office:value="5997974" calcext:value-type="float">
            <text:p>5997974</text:p>
          </table:table-cell>
          <table:table-cell office:value-type="float" office:value="7161083" calcext:value-type="float">
            <text:p>7161083</text:p>
          </table:table-cell>
          <table:table-cell table:formula="of:=[.C8]/[.G8]" office:value-type="float" office:value="6.76764687542827" calcext:value-type="float">
            <text:p>6.76764687542827</text:p>
          </table:table-cell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Keypair generation (compressed)</text:p>
          </table:table-cell>
          <table:table-cell office:value-type="float" office:value="13347307" calcext:value-type="float">
            <text:p>13347307</text:p>
          </table:table-cell>
          <table:table-cell office:value-type="float" office:value="2067336" calcext:value-type="float">
            <text:p>2067336</text:p>
          </table:table-cell>
          <table:table-cell table:formula="of:=[.C10]/[.D10]" office:value-type="float" office:value="6.45628335210145" calcext:value-type="float">
            <text:p>6.45628335210145</text:p>
          </table:table-cell>
          <table:table-cell office:value-type="float" office:value="13604506" calcext:value-type="float">
            <text:p>13604506</text:p>
          </table:table-cell>
          <table:table-cell office:value-type="float" office:value="2098472" calcext:value-type="float">
            <text:p>2098472</text:p>
          </table:table-cell>
          <table:table-cell office:value-type="float" office:value="2474946" calcext:value-type="float">
            <text:p>2474946</text:p>
          </table:table-cell>
          <table:table-cell table:formula="of:=[.C10]/[.G10]" office:value-type="float" office:value="6.36048848876707" calcext:value-type="float">
            <text:p>6.36048848876707</text:p>
          </table:table-cell>
        </table:table-row>
        <table:table-row table:style-name="ro1">
          <table:covered-table-cell/>
          <table:table-cell office:value-type="string" calcext:value-type="string">
            <text:p>Secret agreement (compressed)</text:p>
          </table:table-cell>
          <table:table-cell office:value-type="float" office:value="36622106" calcext:value-type="float">
            <text:p>36622106</text:p>
          </table:table-cell>
          <table:table-cell office:value-type="float" office:value="5133324" calcext:value-type="float">
            <text:p>5133324</text:p>
          </table:table-cell>
          <table:table-cell table:formula="of:=[.C11]/[.D11]" office:value-type="float" office:value="7.13418946476007" calcext:value-type="float">
            <text:p>7.13418946476007</text:p>
          </table:table-cell>
          <table:table-cell office:value-type="float" office:value="37232813" calcext:value-type="float">
            <text:p>37232813</text:p>
          </table:table-cell>
          <table:table-cell office:value-type="float" office:value="5254506" calcext:value-type="float">
            <text:p>5254506</text:p>
          </table:table-cell>
          <table:table-cell office:value-type="float" office:value="6266789" calcext:value-type="float">
            <text:p>6266789</text:p>
          </table:table-cell>
          <table:table-cell table:formula="of:=[.C11]/[.G11]" office:value-type="float" office:value="6.96965728081764" calcext:value-type="float">
            <text:p>6.96965728081764</text:p>
          </table:table-cell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Keypair generation (uncompressed)</text:p>
          </table:table-cell>
          <table:table-cell office:value-type="float" office:value="13346151" calcext:value-type="float">
            <text:p>13346151</text:p>
          </table:table-cell>
          <table:table-cell office:value-type="float" office:value="2066905" calcext:value-type="float">
            <text:p>2066905</text:p>
          </table:table-cell>
          <table:table-cell table:formula="of:=[.C13]/[.D13]" office:value-type="float" office:value="6.45707035398337" calcext:value-type="float">
            <text:p>6.45707035398337</text:p>
          </table:table-cell>
          <table:table-cell office:value-type="float" office:value="13586951" calcext:value-type="float">
            <text:p>13586951</text:p>
          </table:table-cell>
          <table:table-cell office:value-type="float" office:value="2098072" calcext:value-type="float">
            <text:p>2098072</text:p>
          </table:table-cell>
          <table:table-cell office:value-type="float" office:value="2474515" calcext:value-type="float">
            <text:p>2474515</text:p>
          </table:table-cell>
          <table:table-cell table:formula="of:=[.C13]/[.G13]" office:value-type="float" office:value="6.36115014165386" calcext:value-type="float">
            <text:p>6.36115014165386</text:p>
          </table:table-cell>
        </table:table-row>
        <table:table-row table:style-name="ro1">
          <table:covered-table-cell/>
          <table:table-cell office:value-type="string" calcext:value-type="string">
            <text:p>Secret agreement (uncompressed)</text:p>
          </table:table-cell>
          <table:table-cell office:value-type="float" office:value="33717142" calcext:value-type="float">
            <text:p>33717142</text:p>
          </table:table-cell>
          <table:table-cell office:value-type="float" office:value="4873555" calcext:value-type="float">
            <text:p>4873555</text:p>
          </table:table-cell>
          <table:table-cell table:formula="of:=[.C14]/[.D14]" office:value-type="float" office:value="6.91838750152609" calcext:value-type="float">
            <text:p>6.91838750152609</text:p>
          </table:table-cell>
          <table:table-cell office:value-type="float" office:value="34384022" calcext:value-type="float">
            <text:p>34384022</text:p>
          </table:table-cell>
          <table:table-cell office:value-type="float" office:value="4906670" calcext:value-type="float">
            <text:p>4906670</text:p>
          </table:table-cell>
          <table:table-cell office:value-type="float" office:value="5941825" calcext:value-type="float">
            <text:p>5941825</text:p>
          </table:table-cell>
          <table:table-cell table:formula="of:=[.C14]/[.G14]" office:value-type="float" office:value="6.87169546759819" calcext:value-type="float">
            <text:p>6.87169546759819</text:p>
          </table:table-cell>
        </table:table-row>
        <table:table-row table:style-name="ro1">
          <table:covered-table-cell/>
          <table:table-cell table:number-columns-repeated="7"/>
          <table:table-cell table:formula="of:=[.C15]/[.G15]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office:value-type="string" calcext:value-type="string">
            <text:p>ECC Point doubling</text:p>
          </table:table-cell>
          <table:table-cell office:value-type="float" office:value="1659226" calcext:value-type="float">
            <text:p>1659226</text:p>
          </table:table-cell>
          <table:table-cell office:value-type="float" office:value="235525" calcext:value-type="float">
            <text:p>235525</text:p>
          </table:table-cell>
          <table:table-cell table:formula="of:=[.C16]/[.D16]" office:value-type="float" office:value="7.04479779216644" calcext:value-type="float">
            <text:p>7.04479779216644</text:p>
          </table:table-cell>
          <table:table-cell office:value-type="float" office:value="1691283" calcext:value-type="float">
            <text:p>1691283</text:p>
          </table:table-cell>
          <table:table-cell office:value-type="float" office:value="237065" calcext:value-type="float">
            <text:p>237065</text:p>
          </table:table-cell>
          <table:table-cell office:value-type="float" office:value="288135" calcext:value-type="float">
            <text:p>288135</text:p>
          </table:table-cell>
          <table:table-cell table:formula="of:=[.C16]/[.G16]" office:value-type="float" office:value="6.99903402020543" calcext:value-type="float">
            <text:p>6.99903402020543</text:p>
          </table:table-cell>
        </table:table-row>
        <table:table-row table:style-name="ro1">
          <table:covered-table-cell/>
          <table:table-cell office:value-type="string" calcext:value-type="string">
            <text:p>ECC Point addition</text:p>
          </table:table-cell>
          <table:table-cell office:value-type="float" office:value="2359975" calcext:value-type="float">
            <text:p>2359975</text:p>
          </table:table-cell>
          <table:table-cell office:value-type="float" office:value="331380" calcext:value-type="float">
            <text:p>331380</text:p>
          </table:table-cell>
          <table:table-cell table:formula="of:=[.C17]/[.D17]" office:value-type="float" office:value="7.12165791538415" calcext:value-type="float">
            <text:p>7.12165791538415</text:p>
          </table:table-cell>
          <table:table-cell office:value-type="float" office:value="2405257" calcext:value-type="float">
            <text:p>2405257</text:p>
          </table:table-cell>
          <table:table-cell office:value-type="float" office:value="332260" calcext:value-type="float">
            <text:p>332260</text:p>
          </table:table-cell>
          <table:table-cell office:value-type="float" office:value="407860" calcext:value-type="float">
            <text:p>407860</text:p>
          </table:table-cell>
          <table:table-cell table:formula="of:=[.C17]/[.G17]" office:value-type="float" office:value="7.10279600313008" calcext:value-type="float">
            <text:p>7.10279600313008</text:p>
          </table:table-cell>
        </table:table-row>
        <table:table-row table:style-name="ro1">
          <table:covered-table-cell/>
          <table:table-cell office:value-type="string" calcext:value-type="string">
            <text:p>Psi mapping</text:p>
          </table:table-cell>
          <table:table-cell office:value-type="float" office:value="6863310" calcext:value-type="float">
            <text:p>6863310</text:p>
          </table:table-cell>
          <table:table-cell office:value-type="float" office:value="984666" calcext:value-type="float">
            <text:p>984666</text:p>
          </table:table-cell>
          <table:table-cell table:formula="of:=[.C18]/[.D18]" office:value-type="float" office:value="6.97019090737367" calcext:value-type="float">
            <text:p>6.97019090737367</text:p>
          </table:table-cell>
          <table:table-cell office:value-type="float" office:value="6998077" calcext:value-type="float">
            <text:p>6998077</text:p>
          </table:table-cell>
          <table:table-cell office:value-type="float" office:value="989305" calcext:value-type="float">
            <text:p>989305</text:p>
          </table:table-cell>
          <table:table-cell office:value-type="float" office:value="1214896" calcext:value-type="float">
            <text:p>1214896</text:p>
          </table:table-cell>
          <table:table-cell table:formula="of:=[.C18]/[.G18]" office:value-type="float" office:value="6.93750663344469" calcext:value-type="float">
            <text:p>6.93750663344469</text:p>
          </table:table-cell>
        </table:table-row>
        <table:table-row table:style-name="ro1">
          <table:covered-table-cell/>
          <table:table-cell office:value-type="string" calcext:value-type="string">
            <text:p>Phi mapping</text:p>
          </table:table-cell>
          <table:table-cell office:value-type="float" office:value="10216877" calcext:value-type="float">
            <text:p>10216877</text:p>
          </table:table-cell>
          <table:table-cell office:value-type="float" office:value="1512026" calcext:value-type="float">
            <text:p>1512026</text:p>
          </table:table-cell>
          <table:table-cell table:formula="of:=[.C19]/[.D19]" office:value-type="float" office:value="6.75707758993562" calcext:value-type="float">
            <text:p>6.75707758993562</text:p>
          </table:table-cell>
          <table:table-cell office:value-type="float" office:value="10423134" calcext:value-type="float">
            <text:p>10423134</text:p>
          </table:table-cell>
          <table:table-cell office:value-type="float" office:value="1519036" calcext:value-type="float">
            <text:p>1519036</text:p>
          </table:table-cell>
          <table:table-cell office:value-type="float" office:value="1873986" calcext:value-type="float">
            <text:p>1873986</text:p>
          </table:table-cell>
          <table:table-cell table:formula="of:=[.C19]/[.G19]" office:value-type="float" office:value="6.72589523882252" calcext:value-type="float">
            <text:p>6.72589523882252</text:p>
          </table:table-cell>
        </table:table-row>
        <table:table-row table:style-name="ro1">
          <table:covered-table-cell/>
          <table:table-cell office:value-type="string" calcext:value-type="string">
            <text:p>Scalar decomposition</text:p>
          </table:table-cell>
          <table:table-cell office:value-type="float" office:value="1362087" calcext:value-type="float">
            <text:p>1362087</text:p>
          </table:table-cell>
          <table:table-cell office:value-type="float" office:value="1405452" calcext:value-type="float">
            <text:p>1405452</text:p>
          </table:table-cell>
          <table:table-cell table:formula="of:=[.C20]/[.D20]" office:value-type="float" office:value="0.969145157572084" calcext:value-type="float">
            <text:p>0.969145157572084</text:p>
          </table:table-cell>
          <table:table-cell office:value-type="float" office:value="1387880" calcext:value-type="float">
            <text:p>1387880</text:p>
          </table:table-cell>
          <table:table-cell office:value-type="float" office:value="1405151" calcext:value-type="float">
            <text:p>1405151</text:p>
          </table:table-cell>
          <table:table-cell office:value-type="float" office:value="1405452" calcext:value-type="float">
            <text:p>1405452</text:p>
          </table:table-cell>
          <table:table-cell table:formula="of:=[.C20]/[.G20]" office:value-type="float" office:value="0.969352759952489" calcext:value-type="float">
            <text:p>0.969352759952489</text:p>
          </table:table-cell>
        </table:table-row>
        <table:table-row table:style-name="ro1">
          <table:covered-table-cell/>
          <table:table-cell office:value-type="string" calcext:value-type="string">
            <text:p>Scalar recoding</text:p>
          </table:table-cell>
          <table:table-cell office:value-type="float" office:value="58295" calcext:value-type="float">
            <text:p>58295</text:p>
          </table:table-cell>
          <table:table-cell office:value-type="float" office:value="66200" calcext:value-type="float">
            <text:p>66200</text:p>
          </table:table-cell>
          <table:table-cell table:formula="of:=[.C21]/[.D21]" office:value-type="float" office:value="0.88058912386707" calcext:value-type="float">
            <text:p>0.88058912386707</text:p>
          </table:table-cell>
          <table:table-cell office:value-type="float" office:value="67458" calcext:value-type="float">
            <text:p>67458</text:p>
          </table:table-cell>
          <table:table-cell table:number-columns-repeated="2" office:value-type="float" office:value="66200" calcext:value-type="float">
            <text:p>66200</text:p>
          </table:table-cell>
          <table:table-cell table:formula="of:=[.C21]/[.G21]" office:value-type="float" office:value="0.88058912386707" calcext:value-type="float">
            <text:p>0.88058912386707</text:p>
          </table:table-cell>
        </table:table-row>
        <table:table-row table:style-name="ro1">
          <table:covered-table-cell/>
          <table:table-cell office:value-type="string" calcext:value-type="string">
            <text:p>Precomputation</text:p>
          </table:table-cell>
          <table:table-cell office:value-type="float" office:value="4321323" calcext:value-type="float">
            <text:p>4321323</text:p>
          </table:table-cell>
          <table:table-cell office:value-type="float" office:value="632733" calcext:value-type="float">
            <text:p>632733</text:p>
          </table:table-cell>
          <table:table-cell table:formula="of:=[.C22]/[.D22]" office:value-type="float" office:value="6.82961533537843" calcext:value-type="float">
            <text:p>6.82961533537843</text:p>
          </table:table-cell>
          <table:table-cell office:value-type="float" office:value="4407761" calcext:value-type="float">
            <text:p>4407761</text:p>
          </table:table-cell>
          <table:table-cell office:value-type="float" office:value="635112" calcext:value-type="float">
            <text:p>635112</text:p>
          </table:table-cell>
          <table:table-cell office:value-type="float" office:value="779983" calcext:value-type="float">
            <text:p>779983</text:p>
          </table:table-cell>
          <table:table-cell table:formula="of:=[.C22]/[.G22]" office:value-type="float" office:value="6.80403298945698" calcext:value-type="float">
            <text:p>6.80403298945698</text:p>
          </table:table-cell>
        </table:table-row>
        <table:table-row table:style-name="ro1">
          <table:covered-table-cell/>
          <table:table-cell office:value-type="string" calcext:value-type="string">
            <text:p>Table lookup</text:p>
          </table:table-cell>
          <table:table-cell office:value-type="float" office:value="7317" calcext:value-type="float">
            <text:p>7317</text:p>
          </table:table-cell>
          <table:table-cell office:value-type="float" office:value="8691" calcext:value-type="float">
            <text:p>8691</text:p>
          </table:table-cell>
          <table:table-cell table:formula="of:=[.C23]/[.D23]" office:value-type="float" office:value="0.841905419399379" calcext:value-type="float">
            <text:p>0.841905419399379</text:p>
          </table:table-cell>
          <table:table-cell office:value-type="float" office:value="8339" calcext:value-type="float">
            <text:p>8339</text:p>
          </table:table-cell>
          <table:table-cell office:value-type="float" office:value="8531" calcext:value-type="float">
            <text:p>8531</text:p>
          </table:table-cell>
          <table:table-cell office:value-type="float" office:value="8691" calcext:value-type="float">
            <text:p>8691</text:p>
          </table:table-cell>
          <table:table-cell table:formula="of:=[.C23]/[.G23]" office:value-type="float" office:value="0.857695463603329" calcext:value-type="float">
            <text:p>0.857695463603329</text:p>
          </table:table-cell>
        </table:table-row>
        <table:table-row table:style-name="ro1">
          <table:covered-table-cell/>
          <table:table-cell office:value-type="string" calcext:value-type="string">
            <text:p>Scalar multiplication (without clearing cofactor)</text:p>
          </table:table-cell>
          <table:table-cell office:value-type="float" office:value="31835079" calcext:value-type="float">
            <text:p>31835079</text:p>
          </table:table-cell>
          <table:table-cell office:value-type="float" office:value="4610811" calcext:value-type="float">
            <text:p>4610811</text:p>
          </table:table-cell>
          <table:table-cell table:formula="of:=[.C24]/[.D24]" office:value-type="float" office:value="6.90444240720342" calcext:value-type="float">
            <text:p>6.90444240720342</text:p>
          </table:table-cell>
          <table:table-cell office:value-type="float" office:value="32452063" calcext:value-type="float">
            <text:p>32452063</text:p>
          </table:table-cell>
          <table:table-cell office:value-type="float" office:value="4656745" calcext:value-type="float">
            <text:p>4656745</text:p>
          </table:table-cell>
          <table:table-cell office:value-type="float" office:value="5619787" calcext:value-type="float">
            <text:p>5619787</text:p>
          </table:table-cell>
          <table:table-cell table:formula="of:=[.C24]/[.G24]" office:value-type="float" office:value="6.83633718402017" calcext:value-type="float">
            <text:p>6.83633718402017</text:p>
          </table:table-cell>
        </table:table-row>
        <table:table-row table:style-name="ro1">
          <table:covered-table-cell/>
          <table:table-cell office:value-type="string" calcext:value-type="string">
            <text:p>Scalar multiplication (including clearing cofactor)</text:p>
          </table:table-cell>
          <table:table-cell office:value-type="float" office:value="33730968" calcext:value-type="float">
            <text:p>33730968</text:p>
          </table:table-cell>
          <table:table-cell office:value-type="float" office:value="4872156" calcext:value-type="float">
            <text:p>4872156</text:p>
          </table:table-cell>
          <table:table-cell table:formula="of:=[.C25]/[.D25]" office:value-type="float" office:value="6.92321181834079" calcext:value-type="float">
            <text:p>6.92321181834079</text:p>
          </table:table-cell>
          <table:table-cell office:value-type="float" office:value="34383841" calcext:value-type="float">
            <text:p>34383841</text:p>
          </table:table-cell>
          <table:table-cell office:value-type="float" office:value="4919522" calcext:value-type="float">
            <text:p>4919522</text:p>
          </table:table-cell>
          <table:table-cell office:value-type="float" office:value="5940426" calcext:value-type="float">
            <text:p>5940426</text:p>
          </table:table-cell>
          <table:table-cell table:formula="of:=[.C25]/[.G25]" office:value-type="float" office:value="6.85655394975366" calcext:value-type="float">
            <text:p>6.85655394975366</text:p>
          </table:table-cell>
        </table:table-row>
        <table:table-row table:style-name="ro1">
          <table:covered-table-cell/>
          <table:table-cell office:value-type="string" calcext:value-type="string">
            <text:p>Reduction modulo the order</text:p>
          </table:table-cell>
          <table:table-cell office:value-type="float" office:value="2021167" calcext:value-type="float">
            <text:p>2021167</text:p>
          </table:table-cell>
          <table:table-cell office:value-type="float" office:value="2102430" calcext:value-type="float">
            <text:p>2102430</text:p>
          </table:table-cell>
          <table:table-cell table:formula="of:=[.C26]/[.D26]" office:value-type="float" office:value="0.961348059150602" calcext:value-type="float">
            <text:p>0.961348059150602</text:p>
          </table:table-cell>
          <table:table-cell office:value-type="float" office:value="2075949" calcext:value-type="float">
            <text:p>2075949</text:p>
          </table:table-cell>
          <table:table-cell office:value-type="float" office:value="2102390" calcext:value-type="float">
            <text:p>2102390</text:p>
          </table:table-cell>
          <table:table-cell office:value-type="float" office:value="2102430" calcext:value-type="float">
            <text:p>2102430</text:p>
          </table:table-cell>
          <table:table-cell table:formula="of:=[.C26]/[.G26]" office:value-type="float" office:value="0.961366349725788" calcext:value-type="float">
            <text:p>0.961366349725788</text:p>
          </table:table-cell>
        </table:table-row>
        <table:table-row table:style-name="ro1">
          <table:covered-table-cell/>
          <table:table-cell office:value-type="string" calcext:value-type="string">
            <text:p>Fixed-base recoding</text:p>
          </table:table-cell>
          <table:table-cell office:value-type="float" office:value="348202" calcext:value-type="float">
            <text:p>348202</text:p>
          </table:table-cell>
          <table:table-cell office:value-type="float" office:value="389536" calcext:value-type="float">
            <text:p>389536</text:p>
          </table:table-cell>
          <table:table-cell table:formula="of:=[.C27]/[.D27]" office:value-type="float" office:value="0.893889139899778" calcext:value-type="float">
            <text:p>0.893889139899778</text:p>
          </table:table-cell>
          <table:table-cell office:value-type="float" office:value="391535" calcext:value-type="float">
            <text:p>391535</text:p>
          </table:table-cell>
          <table:table-cell office:value-type="float" office:value="389535" calcext:value-type="float">
            <text:p>389535</text:p>
          </table:table-cell>
          <table:table-cell office:value-type="float" office:value="389536" calcext:value-type="float">
            <text:p>389536</text:p>
          </table:table-cell>
          <table:table-cell table:formula="of:=[.C27]/[.G27]" office:value-type="float" office:value="0.893891434659273" calcext:value-type="float">
            <text:p>0.893891434659273</text:p>
          </table:table-cell>
        </table:table-row>
        <table:table-row table:style-name="ro1">
          <table:covered-table-cell/>
          <table:table-cell office:value-type="string" calcext:value-type="string">
            <text:p>Fixed-base table lookup</text:p>
          </table:table-cell>
          <table:table-cell office:value-type="float" office:value="5598" calcext:value-type="float">
            <text:p>5598</text:p>
          </table:table-cell>
          <table:table-cell office:value-type="float" office:value="6634" calcext:value-type="float">
            <text:p>6634</text:p>
          </table:table-cell>
          <table:table-cell table:formula="of:=[.C28]/[.D28]" office:value-type="float" office:value="0.843834790473319" calcext:value-type="float">
            <text:p>0.843834790473319</text:p>
          </table:table-cell>
          <table:table-cell office:value-type="float" office:value="6359" calcext:value-type="float">
            <text:p>6359</text:p>
          </table:table-cell>
          <table:table-cell office:value-type="float" office:value="6513" calcext:value-type="float">
            <text:p>6513</text:p>
          </table:table-cell>
          <table:table-cell office:value-type="float" office:value="6634" calcext:value-type="float">
            <text:p>6634</text:p>
          </table:table-cell>
          <table:table-cell table:formula="of:=[.C28]/[.G28]" office:value-type="float" office:value="0.859511745739291" calcext:value-type="float">
            <text:p>0.859511745739291</text:p>
          </table:table-cell>
        </table:table-row>
        <table:table-row table:style-name="ro1">
          <table:covered-table-cell/>
          <table:table-cell office:value-type="string" calcext:value-type="string">
            <text:p>Fixed-base scalar mul</text:p>
          </table:table-cell>
          <table:table-cell office:value-type="float" office:value="13352275" calcext:value-type="float">
            <text:p>13352275</text:p>
          </table:table-cell>
          <table:table-cell office:value-type="float" office:value="2066397" calcext:value-type="float">
            <text:p>2066397</text:p>
          </table:table-cell>
          <table:table-cell table:formula="of:=[.C29]/[.D29]" office:value-type="float" office:value="6.46162136317465" calcext:value-type="float">
            <text:p>6.46162136317465</text:p>
          </table:table-cell>
          <table:table-cell office:value-type="float" office:value="13614439" calcext:value-type="float">
            <text:p>13614439</text:p>
          </table:table-cell>
          <table:table-cell office:value-type="float" office:value="2099801" calcext:value-type="float">
            <text:p>2099801</text:p>
          </table:table-cell>
          <table:table-cell office:value-type="float" office:value="2474007" calcext:value-type="float">
            <text:p>2474007</text:p>
          </table:table-cell>
          <table:table-cell table:formula="of:=[.C29]/[.G29]" office:value-type="float" office:value="6.35882876520204" calcext:value-type="float">
            <text:p>6.35882876520204</text:p>
          </table:table-cell>
        </table:table-row>
        <table:table-row table:style-name="ro1">
          <table:covered-table-cell/>
          <table:table-cell office:value-type="string" calcext:value-type="string">
            <text:p>Double scalar mul</text:p>
          </table:table-cell>
          <table:table-cell office:value-type="float" office:value="37843606" calcext:value-type="float">
            <text:p>37843606</text:p>
          </table:table-cell>
          <table:table-cell office:value-type="float" office:value="5626094" calcext:value-type="float">
            <text:p>5626094</text:p>
          </table:table-cell>
          <table:table-cell table:formula="of:=[.C30]/[.D30]" office:value-type="float" office:value="6.72644395916599" calcext:value-type="float">
            <text:p>6.72644395916599</text:p>
          </table:table-cell>
          <table:table-cell office:value-type="float" office:value="38583566" calcext:value-type="float">
            <text:p>38583566</text:p>
          </table:table-cell>
          <table:table-cell office:value-type="float" office:value="5675850" calcext:value-type="float">
            <text:p>5675850</text:p>
          </table:table-cell>
          <table:table-cell office:value-type="float" office:value="6842914" calcext:value-type="float">
            <text:p>6842914</text:p>
          </table:table-cell>
          <table:table-cell table:formula="of:=[.C30]/[.G30]" office:value-type="float" office:value="6.6674781750751" calcext:value-type="float">
            <text:p>6.6674781750751</text:p>
          </table:table-cell>
        </table:table-row>
        <table:table-row table:style-name="ro1" table:number-rows-repeated="2"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1" table:number-rows-spanned="3">
            <text:p>Curve 25519</text:p>
          </table:table-cell>
          <table:table-cell office:value-type="string" calcext:value-type="string">
            <text:p>ed25519GenerateKeyPair</text:p>
          </table:table-cell>
          <table:table-cell office:value-type="float" office:value="153887987" calcext:value-type="float">
            <text:p>153887987</text:p>
          </table:table-cell>
          <table:table-cell office:value-type="float" office:value="11458625" calcext:value-type="float">
            <text:p>11458625</text:p>
          </table:table-cell>
          <table:table-cell table:formula="of:=[.C33]/[.D33]" office:value-type="float" office:value="13.4298824684463" calcext:value-type="float">
            <text:p>13.4298824684463</text:p>
          </table:table-cell>
          <table:table-cell office:value-type="float" office:value="155787773" calcext:value-type="float">
            <text:p>155787773</text:p>
          </table:table-cell>
          <table:table-cell office:value-type="float" office:value="11603060" calcext:value-type="float">
            <text:p>11603060</text:p>
          </table:table-cell>
          <table:table-cell office:value-type="float" office:value="14086291" calcext:value-type="float">
            <text:p>14086291</text:p>
          </table:table-cell>
          <table:table-cell table:formula="of:=[.C33]/[.G33]" office:value-type="float" office:value="13.2627071651788" calcext:value-type="float">
            <text:p>13.2627071651788</text:p>
          </table:table-cell>
        </table:table-row>
        <table:table-row table:style-name="ro1">
          <table:covered-table-cell/>
          <table:table-cell office:value-type="string" calcext:value-type="string">
            <text:p>ed25519GenerateSignature</text:p>
          </table:table-cell>
          <table:table-cell office:value-type="float" office:value="153940299" calcext:value-type="float">
            <text:p>153940299</text:p>
          </table:table-cell>
          <table:table-cell table:style-name="ce5" office:value-type="float" office:value="11974390" calcext:value-type="float">
            <text:p>11974390</text:p>
          </table:table-cell>
          <table:table-cell table:formula="of:=[.C34]/[.D34]" office:value-type="float" office:value="12.8557946584335" calcext:value-type="float">
            <text:p>12.8557946584335</text:p>
          </table:table-cell>
          <table:table-cell office:value-type="float" office:value="155855237" calcext:value-type="float">
            <text:p>155855237</text:p>
          </table:table-cell>
          <table:table-cell office:value-type="float" office:value="12118577" calcext:value-type="float">
            <text:p>12118577</text:p>
          </table:table-cell>
          <table:table-cell office:value-type="float" office:value="14602056" calcext:value-type="float">
            <text:p>14602056</text:p>
          </table:table-cell>
          <table:table-cell table:formula="of:=[.C34]/[.G34]" office:value-type="float" office:value="12.7028362323398" calcext:value-type="float">
            <text:p>12.7028362323398</text:p>
          </table:table-cell>
        </table:table-row>
        <table:table-row table:style-name="ro1">
          <table:covered-table-cell/>
          <table:table-cell office:value-type="string" calcext:value-type="string">
            <text:p>ed25519VerifySignature</text:p>
          </table:table-cell>
          <table:table-cell office:value-type="float" office:value="307498179" calcext:value-type="float">
            <text:p>307498179</text:p>
          </table:table-cell>
          <table:table-cell office:value-type="float" office:value="23051297" calcext:value-type="float">
            <text:p>23051297</text:p>
          </table:table-cell>
          <table:table-cell table:formula="of:=[.C35]/[.D35]" office:value-type="float" office:value="13.3397343759008" calcext:value-type="float">
            <text:p>13.3397343759008</text:p>
          </table:table-cell>
          <table:table-cell office:value-type="float" office:value="311303424" calcext:value-type="float">
            <text:p>311303424</text:p>
          </table:table-cell>
          <table:table-cell office:value-type="float" office:value="23341102" calcext:value-type="float">
            <text:p>23341102</text:p>
          </table:table-cell>
          <table:table-cell office:value-type="float" office:value="28328820" calcext:value-type="float">
            <text:p>28328820</text:p>
          </table:table-cell>
          <table:table-cell table:formula="of:=[.C35]/[.G35]" office:value-type="float" office:value="13.1741071608359" calcext:value-type="float">
            <text:p>13.1741071608359</text:p>
          </table:table-cell>
        </table:table-row>
        <table:table-row table:style-name="ro1" table:number-rows-repeated="3"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1" table:number-rows-spanned="5">
            <text:p>NIST P-256</text:p>
          </table:table-cell>
          <table:table-cell table:style-name="ce4" office:value-type="string" calcext:value-type="string">
            <text:p>uECC_make_key</text:p>
          </table:table-cell>
          <table:table-cell office:value-type="float" office:value="136349759" calcext:value-type="float">
            <text:p>136349759</text:p>
          </table:table-cell>
          <table:table-cell office:value-type="float" office:value="11287910" calcext:value-type="float">
            <text:p>11287910</text:p>
          </table:table-cell>
          <table:table-cell table:formula="of:=[.C39]/[.D39]" office:value-type="float" office:value="12.0792741083159" calcext:value-type="float">
            <text:p>12.0792741083159</text:p>
          </table:table-cell>
          <table:table-cell office:value-type="float" office:value="138564751" calcext:value-type="float">
            <text:p>138564751</text:p>
          </table:table-cell>
          <table:table-cell office:value-type="float" office:value="11425067" calcext:value-type="float">
            <text:p>11425067</text:p>
          </table:table-cell>
          <table:table-cell office:value-type="float" office:value="13628407" calcext:value-type="float">
            <text:p>13628407</text:p>
          </table:table-cell>
          <table:table-cell table:formula="of:=[.C39]/[.G39]" office:value-type="float" office:value="11.9342634051949" calcext:value-type="float">
            <text:p>11.9342634051949</text:p>
          </table:table-cell>
        </table:table-row>
        <table:table-row table:style-name="ro1">
          <table:covered-table-cell/>
          <table:table-cell office:value-type="string" calcext:value-type="string">
            <text:p>uECC_shared_secret 1</text:p>
          </table:table-cell>
          <table:table-cell office:value-type="float" office:value="136140748" calcext:value-type="float">
            <text:p>136140748</text:p>
          </table:table-cell>
          <table:table-cell office:value-type="float" office:value="11107577" calcext:value-type="float">
            <text:p>11107577</text:p>
          </table:table-cell>
          <table:table-cell table:formula="of:=[.C40]/[.D40]" office:value-type="float" office:value="12.2565657658732" calcext:value-type="float">
            <text:p>12.2565657658732</text:p>
          </table:table-cell>
          <table:table-cell office:value-type="float" office:value="138333141" calcext:value-type="float">
            <text:p>138333141</text:p>
          </table:table-cell>
          <table:table-cell office:value-type="float" office:value="11248682" calcext:value-type="float">
            <text:p>11248682</text:p>
          </table:table-cell>
          <table:table-cell office:value-type="float" office:value="13446139" calcext:value-type="float">
            <text:p>13446139</text:p>
          </table:table-cell>
          <table:table-cell table:formula="of:=[.C40]/[.G40]" office:value-type="float" office:value="12.1028177345577" calcext:value-type="float">
            <text:p>12.1028177345577</text:p>
          </table:table-cell>
        </table:table-row>
        <table:table-row table:style-name="ro1">
          <table:covered-table-cell/>
          <table:table-cell office:value-type="string" calcext:value-type="string">
            <text:p>uECC_shared_secret 2</text:p>
          </table:table-cell>
          <table:table-cell office:value-type="float" office:value="136152645" calcext:value-type="float">
            <text:p>136152645</text:p>
          </table:table-cell>
          <table:table-cell office:value-type="float" office:value="11117421" calcext:value-type="float">
            <text:p>11117421</text:p>
          </table:table-cell>
          <table:table-cell table:formula="of:=[.C41]/[.D41]" office:value-type="float" office:value="12.2467832242748" calcext:value-type="float">
            <text:p>12.2467832242748</text:p>
          </table:table-cell>
          <table:table-cell office:value-type="float" office:value="138346156" calcext:value-type="float">
            <text:p>138346156</text:p>
          </table:table-cell>
          <table:table-cell office:value-type="float" office:value="11259591" calcext:value-type="float">
            <text:p>11259591</text:p>
          </table:table-cell>
          <table:table-cell office:value-type="float" office:value="13459156" calcext:value-type="float">
            <text:p>13459156</text:p>
          </table:table-cell>
          <table:table-cell table:formula="of:=[.C41]/[.G41]" office:value-type="float" office:value="12.0921483737731" calcext:value-type="float">
            <text:p>12.0921483737731</text:p>
          </table:table-cell>
        </table:table-row>
        <table:table-row table:style-name="ro1">
          <table:covered-table-cell/>
          <table:table-cell office:value-type="string" calcext:value-type="string">
            <text:p>uECC_sign</text:p>
          </table:table-cell>
          <table:table-cell office:value-type="float" office:value="137359076" calcext:value-type="float">
            <text:p>137359076</text:p>
          </table:table-cell>
          <table:table-cell office:value-type="float" office:value="12431270" calcext:value-type="float">
            <text:p>12431270</text:p>
          </table:table-cell>
          <table:table-cell table:formula="of:=[.C42]/[.D42]" office:value-type="float" office:value="11.0494805438222" calcext:value-type="float">
            <text:p>11.0494805438222</text:p>
          </table:table-cell>
          <table:table-cell office:value-type="float" office:value="139670301" calcext:value-type="float">
            <text:p>139670301</text:p>
          </table:table-cell>
          <table:table-cell office:value-type="float" office:value="12570106" calcext:value-type="float">
            <text:p>12570106</text:p>
          </table:table-cell>
          <table:table-cell office:value-type="float" office:value="14771556" calcext:value-type="float">
            <text:p>14771556</text:p>
          </table:table-cell>
          <table:table-cell table:formula="of:=[.C42]/[.G42]" office:value-type="float" office:value="10.9274397526958" calcext:value-type="float">
            <text:p>10.9274397526958</text:p>
          </table:table-cell>
        </table:table-row>
        <table:table-row table:style-name="ro1">
          <table:covered-table-cell/>
          <table:table-cell office:value-type="string" calcext:value-type="string">
            <text:p>uECC_verify</text:p>
          </table:table-cell>
          <table:table-cell office:value-type="float" office:value="155616115" calcext:value-type="float">
            <text:p>155616115</text:p>
          </table:table-cell>
          <table:table-cell office:value-type="float" office:value="13050017" calcext:value-type="float">
            <text:p>13050017</text:p>
          </table:table-cell>
          <table:table-cell table:formula="of:=[.C43]/[.D43]" office:value-type="float" office:value="11.92459097946" calcext:value-type="float">
            <text:p>11.92459097946</text:p>
          </table:table-cell>
          <table:table-cell office:value-type="float" office:value="158162663" calcext:value-type="float">
            <text:p>158162663</text:p>
          </table:table-cell>
          <table:table-cell office:value-type="float" office:value="13197630" calcext:value-type="float">
            <text:p>13197630</text:p>
          </table:table-cell>
          <table:table-cell office:value-type="float" office:value="15928207" calcext:value-type="float">
            <text:p>15928207</text:p>
          </table:table-cell>
          <table:table-cell table:formula="of:=[.C43]/[.G43]" office:value-type="float" office:value="11.7912166805707" calcext:value-type="float">
            <text:p>11.7912166805707</text:p>
          </table:table-cell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9" office:value-type="string" calcext:value-type="string" table:number-columns-spanned="1" table:number-rows-spanned="3">
            <text:p>ARIS</text:p>
          </table:table-cell>
          <table:table-cell office:value-type="string" calcext:value-type="string">
            <text:p>Sign</text:p>
          </table:table-cell>
          <table:table-cell office:value-type="float" office:value="9293452" calcext:value-type="float">
            <text:p>9293452</text:p>
          </table:table-cell>
          <table:table-cell office:value-type="float" office:value="8448390" calcext:value-type="float">
            <text:p>8448390</text:p>
          </table:table-cell>
          <table:table-cell table:formula="of:=[.C46]/[.D46]" office:value-type="float" office:value="1.10002639556176" calcext:value-type="float">
            <text:p>1.10002639556176</text:p>
          </table:table-cell>
          <table:table-cell office:value-type="float" office:value="9615404" calcext:value-type="float">
            <text:p>9615404</text:p>
          </table:table-cell>
          <table:table-cell office:value-type="float" office:value="8478682" calcext:value-type="float">
            <text:p>8478682</text:p>
          </table:table-cell>
          <table:table-cell office:value-type="float" office:value="8643267" calcext:value-type="float">
            <text:p>8643267</text:p>
          </table:table-cell>
          <table:table-cell table:formula="of:=[.C46]/[.G46]" office:value-type="float" office:value="1.09609630364719" calcext:value-type="float">
            <text:p>1.09609630364719</text:p>
          </table:table-cell>
        </table:table-row>
        <table:table-row table:style-name="ro1">
          <table:covered-table-cell/>
          <table:table-cell office:value-type="string" calcext:value-type="string">
            <text:p>Verify</text:p>
          </table:table-cell>
          <table:table-cell office:value-type="float" office:value="15652870" calcext:value-type="float">
            <text:p>15652870</text:p>
          </table:table-cell>
          <table:table-cell office:value-type="float" office:value="3174783" calcext:value-type="float">
            <text:p>3174783</text:p>
          </table:table-cell>
          <table:table-cell table:formula="of:=[.C47]/[.D47]" office:value-type="float" office:value="4.93037476892121" calcext:value-type="float">
            <text:p>4.93037476892121</text:p>
          </table:table-cell>
          <table:table-cell office:value-type="float" office:value="16048540" calcext:value-type="float">
            <text:p>16048540</text:p>
          </table:table-cell>
          <table:table-cell office:value-type="float" office:value="3238841" calcext:value-type="float">
            <text:p>3238841</text:p>
          </table:table-cell>
          <table:table-cell office:value-type="float" office:value="3786826" calcext:value-type="float">
            <text:p>3786826</text:p>
          </table:table-cell>
          <table:table-cell table:formula="of:=[.C47]/[.G47]" office:value-type="float" office:value="4.8328615081753" calcext:value-type="float">
            <text:p>4.8328615081753</text:p>
          </table:table-cell>
        </table:table-row>
        <table:table-row table:style-name="ro1">
          <table:covered-table-cell/>
          <table:table-cell office:value-type="string" calcext:value-type="string">
            <text:p>End-to-End</text:p>
          </table:table-cell>
          <table:table-cell office:value-type="float" office:value="24946322" calcext:value-type="float">
            <text:p>24946322</text:p>
          </table:table-cell>
          <table:table-cell office:value-type="float" office:value="11623173" calcext:value-type="float">
            <text:p>11623173</text:p>
          </table:table-cell>
          <table:table-cell table:formula="of:=[.C48]/[.D48]" office:value-type="float" office:value="2.14625748063803" calcext:value-type="float">
            <text:p>2.14625748063803</text:p>
          </table:table-cell>
          <table:table-cell office:value-type="float" office:value="25663944" calcext:value-type="float">
            <text:p>25663944</text:p>
          </table:table-cell>
          <table:table-cell office:value-type="float" office:value="11717523" calcext:value-type="float">
            <text:p>11717523</text:p>
          </table:table-cell>
          <table:table-cell office:value-type="float" office:value="12430093" calcext:value-type="float">
            <text:p>12430093</text:p>
          </table:table-cell>
          <table:table-cell table:formula="of:=[.C48]/[.G48]" office:value-type="float" office:value="2.12897572294076" calcext:value-type="float">
            <text:p>2.12897572294076</text:p>
          </table:table-cell>
        </table:table-row>
      </table:table>
      <table:table table:name="Area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Timing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Area (Sli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scv_core w/o MMUL</text:p>
          </table:table-cell>
          <table:table-cell office:value-type="float" office:value="11.232" calcext:value-type="float">
            <text:p>11.232</text:p>
          </table:table-cell>
          <table:table-cell table:formula="of:=1/[.B2] * 1000" office:value-type="float" office:value="89.031339031339" calcext:value-type="float">
            <text:p>89.031339031339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no flatten 10ns con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cv_core w/ MMUL, WORDS=4</text:p>
          </table:table-cell>
          <table:table-cell office:value-type="float" office:value="12.322" calcext:value-type="float">
            <text:p>12.322</text:p>
          </table:table-cell>
          <table:table-cell table:formula="of:=1/[.B3] * 1000" office:value-type="float" office:value="81.1556565492615" calcext:value-type="float">
            <text:p>81.1556565492615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Flatten 10ns contr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4" office:value-type="string" calcext:value-type="string">
            <text:p>riscv_core w/ MMUL, WORDS=8</text:p>
          </table:table-cell>
          <table:table-cell table:style-name="ce24" office:value-type="float" office:value="14.291" calcext:value-type="float">
            <text:p>14.291</text:p>
          </table:table-cell>
          <table:table-cell table:style-name="ce24" table:formula="of:=1/[.B6] * 1000" office:value-type="float" office:value="69.9741095794556" calcext:value-type="float">
            <text:p>69.9741095794556</text:p>
          </table:table-cell>
          <table:table-cell table:style-name="ce24" office:value-type="float" office:value="3970" calcext:value-type="float">
            <text:p>3970</text:p>
          </table:table-cell>
          <table:table-cell table:number-columns-repeated="2"/>
          <table:table-cell table:style-name="ce25" office:value-type="string" calcext:value-type="string">
            <text:p>Out of date</text:p>
          </table:table-cell>
        </table:table-row>
        <table:table-row table:style-name="ro1">
          <table:table-cell table:style-name="ce24" office:value-type="string" calcext:value-type="string">
            <text:p>riscv_core w/ MMUL, WORDS=32</text:p>
          </table:table-cell>
          <table:table-cell table:style-name="ce24" office:value-type="float" office:value="40.194" calcext:value-type="float">
            <text:p>40.194</text:p>
          </table:table-cell>
          <table:table-cell table:style-name="ce24" table:formula="of:=1/[.B7] * 1000" office:value-type="float" office:value="24.8793352241628" calcext:value-type="float">
            <text:p>24.8793352241628</text:p>
          </table:table-cell>
          <table:table-cell table:style-name="ce24" office:value-type="float" office:value="6898" calcext:value-type="float">
            <text:p>6898</text:p>
          </table:table-cell>
          <table:table-cell table:number-columns-repeated="3"/>
        </table:table-row>
      </table:table>
      <table:table table:name="CPI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3" office:value-type="string" calcext:value-type="string">
            <text:p>Instruction</text:p>
          </table:table-cell>
          <table:table-cell table:style-name="ce13" office:value-type="string" calcext:value-type="string">
            <text:p>Cycle</text:p>
          </table:table-cell>
        </table:table-row>
        <table:table-row table:style-name="ro2">
          <table:table-cell table:style-name="ce17" office:value-type="string" calcext:value-type="string">
            <text:p>MMUL</text:p>
          </table:table-cell>
          <table:table-cell office:value-type="string" calcext:value-type="string">
            <text:p>   3*WORDS x MEM LOAD</text:p>
            <text:p>+ WORDS x MEM STORE</text:p>
            <text:p>+ 2*WORDS</text:p>
            <text:p>+ 1 cycle</text:p>
          </table:table-cell>
        </table:table-row>
        <table:table-row table:style-name="ro1">
          <table:table-cell office:value-type="string" calcext:value-type="string">
            <text:p>Register-to-Register</text:p>
          </table:table-cell>
          <table:table-cell office:value-type="string" calcext:value-type="string">
            <text:p>1 cycle</text:p>
          </table:table-cell>
        </table:table-row>
        <table:table-row table:style-name="ro1">
          <table:table-cell office:value-type="string" calcext:value-type="string">
            <text:p>JUMP/BRANCH</text:p>
          </table:table-cell>
          <table:table-cell office:value-type="string" calcext:value-type="string">
            <text:p>2 cycles</text:p>
          </table:table-cell>
        </table:table-row>
      </table:table>
      <table:table table:name="Power" table:style-name="ta1">
        <table:table-column table:style-name="co10" table:default-cell-style-name="ce20"/>
        <table:table-column table:style-name="co3" table:number-columns-repeated="3" table:default-cell-style-name="ce20"/>
        <table:table-column table:style-name="co11" table:number-columns-repeated="2" table:default-cell-style-name="ce20"/>
        <table:table-column table:style-name="co3" table:default-cell-style-name="ce20"/>
        <table:table-column table:style-name="co3" table:number-columns-repeated="3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Dynamic</text:p>
          </table:table-cell>
          <table:table-cell table:style-name="Default" office:value-type="string" calcext:value-type="string">
            <text:p>Static</text:p>
          </table:table-cell>
          <table:table-cell table:style-name="Default" office:value-type="string" calcext:value-type="string">
            <text:p>Runtime cycles</text:p>
          </table:table-cell>
          <table:table-cell table:style-name="ce21" office:value-type="string" calcext:value-type="string" table:number-columns-spanned="2" table:number-rows-spanned="1">
            <text:p>Dynamic power per module</text:p>
          </table:table-cell>
          <table:covered-table-cell table:style-name="Default"/>
          <table:table-cell table:number-columns-repeated="3"/>
        </table:table-row>
        <table:table-row table:style-name="ro1">
          <table:table-cell table:style-name="ce19" office:value-type="string" calcext:value-type="string">
            <text:p>soft</text:p>
          </table:table-cell>
          <table:table-cell table:style-name="ce19" office:value-type="float" office:value="0.261" calcext:value-type="float">
            <text:p>0.261</text:p>
          </table:table-cell>
          <table:table-cell table:style-name="ce19" office:value-type="float" office:value="0.154" calcext:value-type="float">
            <text:p>0.154</text:p>
          </table:table-cell>
          <table:table-cell table:style-name="ce19" office:value-type="float" office:value="0.107" calcext:value-type="float">
            <text:p>0.107</text:p>
          </table:table-cell>
          <table:table-cell table:style-name="ce19" table:formula="of:= 403308 / 2" office:value-type="float" office:value="201654" calcext:value-type="float">
            <text:p>201654</text:p>
          </table:table-cell>
          <table:table-cell table:style-name="ce19" office:value-type="string" calcext:value-type="string">
            <text:p>alu</text:p>
          </table:table-cell>
          <table:table-cell table:style-name="ce19" office:value-type="float" office:value="0.031" calcext:value-type="float">
            <text:p>0.031</text:p>
          </table:table-cell>
          <table:table-cell/>
          <table:table-cell office:value-type="string" calcext:value-type="string">
            <text:p>All values are in Watts</text:p>
          </table:table-cell>
          <table:table-cell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controller</text:p>
          </table:table-cell>
          <table:table-cell table:style-name="ce19"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csr</text:p>
          </table:table-cell>
          <table:table-cell table:style-name="ce19" office:value-type="float" office:value="0.003" calcext:value-type="float">
            <text:p>0.003</text:p>
          </table:table-cell>
          <table:table-cell table:number-columns-repeated="3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decoder</text:p>
          </table:table-cell>
          <table:table-cell table:style-name="ce19" office:value-type="float" office:value="0.014" calcext:value-type="float">
            <text:p>0.014</text:p>
          </table:table-cell>
          <table:table-cell table:number-columns-repeated="3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fetch_stage</text:p>
          </table:table-cell>
          <table:table-cell table:style-name="ce19" office:value-type="float" office:value="0.058" calcext:value-type="float">
            <text:p>0.058</text:p>
          </table:table-cell>
          <table:table-cell table:number-columns-repeated="2"/>
          <table:table-cell table:formula="of:=[.E2]/[.E31]" office:value-type="float" office:value="8.78590101080516" calcext:value-type="float">
            <text:p>8.78590101080516</text:p>
          </table:table-cell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buffer</text:p>
          </table:table-cell>
          <table:table-cell table:style-name="ce19" office:value-type="float" office:value="0.027" calcext:value-type="float">
            <text:p>0.027</text:p>
          </table:table-cell>
          <table:table-cell table:number-columns-repeated="2"/>
          <table:table-cell table:formula="of:=[.E20]/[.E31]" office:value-type="float" office:value="1.24233182293482" calcext:value-type="float">
            <text:p>1.24233182293482</text:p>
          </table:table-cell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decompressor</text:p>
          </table:table-cell>
          <table:table-cell table:style-name="ce19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lsu</text:p>
          </table:table-cell>
          <table:table-cell table:style-name="ce19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reg_file</text:p>
          </table:table-cell>
          <table:table-cell table:style-name="ce19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25" office:value-type="string" calcext:value-type="string">
            <text:p>hard</text:p>
          </table:table-cell>
          <table:table-cell table:style-name="ce25" office:value-type="float" office:value="0.17" calcext:value-type="float">
            <text:p>0.17</text:p>
          </table:table-cell>
          <table:table-cell table:style-name="ce25" office:value-type="float" office:value="0.064" calcext:value-type="float">
            <text:p>0.064</text:p>
          </table:table-cell>
          <table:table-cell table:style-name="ce25" office:value-type="float" office:value="0.105" calcext:value-type="float">
            <text:p>0.105</text:p>
          </table:table-cell>
          <table:table-cell table:style-name="ce25" table:formula="of:= 45748 / 2" office:value-type="float" office:value="22874" calcext:value-type="float">
            <text:p>22874</text:p>
          </table:table-cell>
          <table:table-cell table:style-name="ce25" office:value-type="string" calcext:value-type="string">
            <text:p>alu</text:p>
          </table:table-cell>
          <table:table-cell table:style-name="ce25"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csr</text:p>
          </table:table-cell>
          <table:table-cell table:style-name="ce25"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decoder</text:p>
          </table:table-cell>
          <table:table-cell table:style-name="ce25"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fetch_stage</text:p>
          </table:table-cell>
          <table:table-cell table:style-name="ce25"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buffer</text:p>
          </table:table-cell>
          <table:table-cell table:style-name="ce25"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mont_mul</text:p>
          </table:table-cell>
          <table:table-cell table:style-name="ce25" office:value-type="float" office:value="0.054" calcext:value-type="float">
            <text:p>0.054</text:p>
          </table:table-cell>
          <table:table-cell table:number-columns-repeated="3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reg_file</text:p>
          </table:table-cell>
          <table:table-cell table:style-name="ce25"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hard w/ soft loop</text:p>
          </table:table-cell>
          <table:table-cell office:value-type="float" office:value="0.226" calcext:value-type="float">
            <text:p>0.226</text:p>
          </table:table-cell>
          <table:table-cell office:value-type="float" office:value="0.12" calcext:value-type="float">
            <text:p>0.12</text:p>
          </table:table-cell>
          <table:table-cell office:value-type="float" office:value="0.106" calcext:value-type="float">
            <text:p>0.106</text:p>
          </table:table-cell>
          <table:table-cell table:formula="of:= 57028 / 2" office:value-type="float" office:value="28514" calcext:value-type="float">
            <text:p>28514</text:p>
          </table:table-cell>
          <table:table-cell office:value-type="string" calcext:value-type="string">
            <text:p>alu</text:p>
          </table:table-cell>
          <table:table-cell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controller</text:p>
          </table:table-cell>
          <table:table-cell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csr</text:p>
          </table:table-cell>
          <table:table-cell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decoder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etch_stage</text:p>
          </table:table-cell>
          <table:table-cell office:value-type="float" office:value="0.026" calcext:value-type="float">
            <text:p>0.02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uffer</text:p>
          </table:table-cell>
          <table:table-cell office:value-type="float" office:value="0.018" calcext:value-type="float">
            <text:p>0.01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decompressor</text:p>
          </table:table-cell>
          <table:table-cell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lsu</text:p>
          </table:table-cell>
          <table:table-cell office:value-type="float" office:value="0.003" calcext:value-type="float">
            <text:p>0.00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ont_mul</text:p>
          </table:table-cell>
          <table:table-cell office:value-type="float" office:value="0.053" calcext:value-type="float">
            <text:p>0.05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eg_file</text:p>
          </table:table-cell>
          <table:table-cell office:value-type="float" office:value="0.003" calcext:value-type="float">
            <text:p>0.003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hard w/ unrolled loop</text:p>
          </table:table-cell>
          <table:table-cell office:value-type="float" office:value="0.221" calcext:value-type="float">
            <text:p>0.22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6" calcext:value-type="float">
            <text:p>0.106</text:p>
          </table:table-cell>
          <table:table-cell table:style-name="Default" office:value-type="float" office:value="22952" calcext:value-type="float">
            <text:p>22952</text:p>
          </table:table-cell>
          <table:table-cell table:style-name="Default" table:number-columns-repeated="2"/>
          <table:table-cell table:number-columns-repeated="3"/>
        </table:table-row>
      </table:table>
      <table:table table:name="Sheet5" table:style-name="ta1">
        <table:table-column table:style-name="co1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padd1271</text:p>
          </table:table-cell>
          <table:table-cell office:value-type="float" office:value="2133675" calcext:value-type="float">
            <text:p>2133675</text:p>
          </table:table-cell>
          <table:table-cell table:formula="of:=[.B1]/[.B4]" office:value-type="float" office:value="0.00876866668693" calcext:value-type="float">
            <text:p>0.00876866668693</text:p>
          </table:table-cell>
        </table:table-row>
        <table:table-row table:style-name="ro1">
          <table:table-cell office:value-type="string" calcext:value-type="string">
            <text:p>fpsub1271</text:p>
          </table:table-cell>
          <table:table-cell office:value-type="float" office:value="2621298" calcext:value-type="float">
            <text:p>2621298</text:p>
          </table:table-cell>
          <table:table-cell table:formula="of:=[.B2]/[.B4]" office:value-type="float" office:value="0.0107726286567149" calcext:value-type="float">
            <text:p>0.010772628656715</text:p>
          </table:table-cell>
        </table:table-row>
        <table:table-row table:style-name="ro1">
          <table:table-cell office:value-type="string" calcext:value-type="string">
            <text:p>fpneg1271</text:p>
          </table:table-cell>
          <table:table-cell office:value-type="float" office:value="16881" calcext:value-type="float">
            <text:p>16881</text:p>
          </table:table-cell>
          <table:table-cell table:formula="of:=[.B3]/[.B4]" office:value-type="float" office:value="0.0000693750746210484" calcext:value-type="float">
            <text:p>6.93750746210484E-05</text:p>
          </table:table-cell>
        </table:table-row>
        <table:table-row table:style-name="ro1">
          <table:table-cell office:value-type="string" calcext:value-type="string">
            <text:p>fpmul1271</text:p>
          </table:table-cell>
          <table:table-cell office:value-type="float" office:value="243329468" calcext:value-type="float">
            <text:p>243329468</text:p>
          </table:table-cell>
          <table:table-cell table:formula="of:=[.B4]/[.B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psqr1271</text:p>
          </table:table-cell>
          <table:table-cell office:value-type="float" office:value="8879809" calcext:value-type="float">
            <text:p>8879809</text:p>
          </table:table-cell>
          <table:table-cell table:formula="of:=[.B5]/[.B4]" office:value-type="float" office:value="0.0364929454413635" calcext:value-type="float">
            <text:p>0.0364929454413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8">00/00/0000</text:date>, <text:time style:data-style-name="N2" text:time-value="20:43:21.3697811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9:14:52.227466225</meta:creation-date>
    <dc:date>2019-11-08T20:56:29.308882892</dc:date>
    <meta:editing-duration>PT6H33M52S</meta:editing-duration>
    <meta:editing-cycles>54</meta:editing-cycles>
    <meta:generator>LibreOffice/6.0.7.3$Linux_X86_64 LibreOffice_project/00m0$Build-3</meta:generator>
    <meta:document-statistic meta:table-count="5" meta:cell-count="425" meta:object-count="0"/>
  </office:meta>
</office:document-meta>
</file>